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ENDEZU PORRAS JOHN EMERS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ENDEZU PORRAS JOHN EM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LAR HIDALGO, MARIO NE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UMA TORRES, GERMAN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3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09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